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.7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251cm" fo:min-width="1.478cm"/>
    </style:style>
    <style:style style:name="gr3" style:family="graphic" style:parent-style-name="standard">
      <style:graphic-properties draw:textarea-horizontal-align="justify" draw:textarea-vertical-align="middle" draw:auto-grow-height="false" fo:min-height="2.399cm" fo:min-width="2.00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3cm" svg:x="14.7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5cm" svg:height="3.5cm" svg:x="16.5cm" svg:y="2.7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draw:layer="layout" svg:width="2.5cm" svg:height="3cm" svg:x="2.75cm" svg:y="4cm">
          <text:p text:style-name="P2"/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none" svg:stroke-color="#650953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000000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1T14:07:37.399254033</meta:creation-date>
    <dc:date>2021-11-02T09:17:40.686207711</dc:date>
    <meta:editing-duration>PT18H59M21S</meta:editing-duration>
    <meta:editing-cycles>8</meta:editing-cycles>
    <meta:generator>LibreOffice/7.0.6.2$Linux_X86_64 LibreOffice_project/144abb84a525d8e30c9dbbefa69cbbf2d8d4ae3b</meta:generator>
    <meta:document-statistic meta:object-count="3"/>
  </office:meta>
</office:document-meta>
</file>